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4a6" officeooo:paragraph-rsid="001cc4a6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line-through-style="solid" style:text-line-through-type="sing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line-through-style="solid" style:text-line-through-type="singl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line-through-style="solid" style:text-line-through-type="singl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solid" style:text-line-through-type="singl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800000" style:text-line-through-style="none" style:text-line-through-type="none" style:text-position="0% 100%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<text:span text:style-name="T1">bb</text:span><text:span text:style-name="T2">cc</text:span><text:span text:style-name="T3">dd</text:span><text:span text:style-name="T5">ee</text:span><text:span text:style-name="T6">ff</text:span><text:span text:style-name="T7">gg</text:span><text:span text:style-name="T8">hh</text:span><text:span text:style-name="T9">ii</text:span><text:span text:style-name="T10">jj</text:span><text:span text:style-name="T11">kk</text:span><text:span text:style-name="T12">ll</text:span><text:span text:style-name="T13">mm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00:20.352233952</meta:creation-date>
    <dc:date>2018-06-13T16:01:46.153739135</dc:date>
    <meta:editing-duration>PT1M26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5.1.6.2$Linux_X86_64 LibreOffice_project/10m0$Build-2</meta:generator>
  </office:meta>
</office:document-meta>
</file>